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461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8.147cm" style:rel-column-width="28920*"/>
    </style:style>
    <style:style style:name="Table1.B" style:family="table-column">
      <style:table-column-properties style:column-width="4.888cm" style:rel-column-width="17354*"/>
    </style:style>
    <style:style style:name="Table1.C" style:family="table-column">
      <style:table-column-properties style:column-width="5.426cm" style:rel-column-width="19261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weight-complex="bold"/>
    </style:style>
    <style:style style:name="P8" style:family="paragraph" style:parent-style-name="Standard">
      <style:text-properties fo:font-size="14pt" fo:language="en" fo:country="US" fo:font-style="italic" style:font-size-asian="14pt" style:font-style-asian="italic"/>
    </style:style>
    <style:style style:name="P9" style:family="paragraph" style:parent-style-name="Standard">
      <style:text-properties fo:font-size="14pt" fo:font-style="italic" style:font-size-asian="14pt" style:font-style-asian="italic"/>
    </style:style>
    <style:style style:name="P10" style:family="paragraph" style:parent-style-name="Standard">
      <style:paragraph-properties fo:line-height="106%"/>
    </style:style>
    <style:style style:name="P11" style:family="paragraph" style:parent-style-name="Standard">
      <style:paragraph-properties fo:line-height="106%" fo:text-align="center" style:justify-single-word="false"/>
    </style:style>
    <style:style style:name="P12" style:family="paragraph" style:parent-style-name="Standard" style:list-style-name="WWNum1"/>
    <style:style style:name="P13" style:family="paragraph" style:parent-style-name="Standard" style:list-style-name="WWNum2"/>
    <style:style style:name="P14" style:family="paragraph" style:parent-style-name="Standard">
      <style:text-properties fo:font-size="16pt" fo:language="en" fo:country="US" fo:font-weight="bold" style:font-size-asian="16pt" style:font-weight-asian="bold"/>
    </style:style>
    <style:style style:name="P15" style:family="paragraph" style:parent-style-name="Standard">
      <style:paragraph-properties fo:line-height="106%" fo:text-align="center" style:justify-single-word="false"/>
      <style:text-properties officeooo:rsid="0013bdb2" officeooo:paragraph-rsid="0013bdb2"/>
    </style:style>
    <style:style style:name="P16" style:family="paragraph" style:parent-style-name="Standard">
      <style:paragraph-properties fo:margin-left="0cm" fo:margin-right="0cm" fo:text-indent="1.249cm" style:auto-text-indent="false"/>
    </style:style>
    <style:style style:name="P17" style:family="paragraph" style:parent-style-name="Standard">
      <style:paragraph-properties fo:margin-left="0cm" fo:margin-right="0cm" fo:text-indent="1.249cm" style:auto-text-indent="false"/>
      <style:text-properties fo:font-size="14pt" style:font-size-asian="14pt"/>
    </style:style>
    <style:style style:name="P18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text-indent="1.249cm" style:auto-text-indent="false"/>
      <style:text-properties officeooo:rsid="0013bdb2" officeooo:paragraph-rsid="0013bdb2"/>
    </style:style>
    <style:style style:name="P20" style:family="paragraph" style:parent-style-name="Standard">
      <style:paragraph-properties fo:margin-left="0cm" fo:margin-right="0cm" fo:text-indent="0.635cm" style:auto-text-indent="false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font-size="14pt" style:font-size-asian="14pt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23" style:family="paragraph" style:parent-style-name="Heading_20_1">
      <style:paragraph-properties fo:margin-top="0cm" fo:margin-bottom="0cm" loext:contextual-spacing="false"/>
    </style:style>
    <style:style style:name="P24" style:family="paragraph" style:parent-style-name="Heading_20_1">
      <style:paragraph-properties fo:margin-top="0cm" fo:margin-bottom="0cm" loext:contextual-spacing="false" fo:break-before="page"/>
    </style:style>
    <style:style style:name="P2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/>
    </style:style>
    <style:style style:name="T2" style:family="text">
      <style:text-properties fo:text-transform="uppercase" fo:font-size="14pt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style:font-size-asian="14pt" style:language-asian="en" style:country-asian="US" style:font-size-complex="14pt"/>
    </style:style>
    <style:style style:name="T10" style:family="text">
      <style:text-properties fo:font-size="14pt" style:font-size-asian="14pt" style:font-weight-complex="bold"/>
    </style:style>
    <style:style style:name="T11" style:family="text">
      <style:text-properties fo:font-size="14pt" fo:language="en" fo:country="US" style:font-size-asian="14pt" style:language-asian="en" style:country-asian="US" style:font-size-complex="14pt"/>
    </style:style>
    <style:style style:name="T12" style:family="text">
      <style:text-properties fo:font-size="14pt" fo:language="en" fo:country="US" fo:font-style="italic" style:font-size-asian="14pt" style:font-style-asian="italic"/>
    </style:style>
    <style:style style:name="T13" style:family="text">
      <style:text-properties fo:font-size="14pt" fo:language="en" fo:country="US" style:text-underline-style="solid" style:text-underline-width="auto" style:text-underline-color="font-color" style:font-size-asian="14pt"/>
    </style:style>
    <style:style style:name="T14" style:family="text">
      <style:text-properties fo:font-size="14pt" fo:font-style="italic" style:font-size-asian="14pt" style:font-style-asian="italic"/>
    </style:style>
    <style:style style:name="T15" style:family="text">
      <style:text-properties fo:font-size="14pt" style:text-underline-style="solid" style:text-underline-width="auto" style:text-underline-color="font-color" style:font-size-asian="14pt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color="#000000" fo:font-size="14pt" fo:font-weight="bold" style:font-size-asian="14pt" style:font-weight-asian="bold" style:font-size-complex="14pt"/>
    </style:style>
    <style:style style:name="T18" style:family="text">
      <style:text-properties fo:color="#00000a" fo:font-weight="bold" style:font-weight-asian="bold"/>
    </style:style>
    <style:style style:name="T19" style:family="text">
      <style:text-properties fo:color="#00000a" fo:language="en" fo:country="US" fo:font-weight="bold" style:font-weight-asian="bold"/>
    </style:style>
    <style:style style:name="fr1" style:family="graphic" style:parent-style-name="Frame">
      <style:graphic-properties fo:margin-left="0.318cm" fo:margin-right="0.318cm" fo:margin-top="0cm" fo:margin-bottom="0.282cm" style:vertical-pos="from-top" style:vertical-rel="paragraph" style:horizontal-pos="from-left" style:horizontal-rel="page-content" draw:opacity="0%" fo:padding="0cm" fo:border="non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МИНОБРНАУКИ РОССИИ</text:span></text:p>
      <text:p text:style-name="P1"><text:span text:style-name="T2">Санкт-Петербургский государственный</text:span></text:p>
      <text:p text:style-name="P1"><text:span text:style-name="T2">электротехнический университет</text:span></text:p>
      <text:p text:style-name="P1"><text:span text:style-name="T2">«ЛЭТИ» им. В.И. Ульянова (Ленина)</text:span></text:p>
      <text:p text:style-name="P1"><text:span text:style-name="T4">Кафедра МО ЭВМ</text:span></text:p>
      <text:p text:style-name="P2"/>
      <text:p text:style-name="P5"/>
      <text:p text:style-name="P5"/>
      <text:p text:style-name="P4"/>
      <text:p text:style-name="P4"/>
      <text:p text:style-name="P4"/>
      <text:p text:style-name="P4"/>
      <text:p text:style-name="P5"/>
      <text:p text:style-name="P5"/>
      <text:p text:style-name="P25"><text:span text:style-name="Book_20_Title"><text:span text:style-name="T3">отчет</text:span></text:span></text:p>
      <text:p text:style-name="P1"><text:span text:style-name="T4">по лабораторной работе</text:span><text:span text:style-name="T16"> </text:span><text:span text:style-name="T4">№3</text:span></text:p>
      <text:p text:style-name="P1"><text:span text:style-name="T4">по дисциплине </text:span><text:span text:style-name="T17">«</text:span><text:span text:style-name="T4">Программирование</text:span><text:span text:style-name="T17">»</text:span></text:p>
      <text:p text:style-name="P1"><text:span text:style-name="Book_20_Title"><text:span text:style-name="T7">Тема: Создание программы с использованием указателей</text:span></text:span></text:p>
      <text:p text:style-name="P5"/>
      <text:p text:style-name="P5"/>
      <text:p text:style-name="P5"/>
      <text:p text:style-name="P5"/>
      <text:p text:style-name="P5"/>
      <text:p text:style-name="P5"><draw:frame draw:style-name="fr1" draw:name="Frame1" text:anchor-type="paragraph" svg:x="-0.191cm" svg:y="-0.049cm" svg:width="0.041cm" style:rel-width="100%" draw:z-index="0"><draw:text-box fo:min-height="0c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0"><text:span text:style-name="T9">Студент гр. </text:span><text:span text:style-name="T11">6304</text:span></text:p></table:table-cell><table:table-cell table:style-name="Table1.B1" office:value-type="string"><text:p text:style-name="P6"/></table:table-cell><table:table-cell table:style-name="Table1.A1" office:value-type="string"><text:p text:style-name="P15"><text:span text:style-name="T9">Некрасов Н.А.</text:span></text:p></table:table-cell></table:table-row><table:table-row table:style-name="Table1.1"><table:table-cell table:style-name="Table1.A1" office:value-type="string"><text:p text:style-name="P10"><text:span text:style-name="T9">Преподаватель</text:span></text:p></table:table-cell><table:table-cell table:style-name="Table1.B2" office:value-type="string"><text:p text:style-name="P6"/></table:table-cell><table:table-cell table:style-name="Table1.A1" office:value-type="string"><text:p text:style-name="P11"><text:span text:style-name="T9">Кринкин К.В.</text:span></text:p></table:table-cell></table:table-row></table:table></draw:text-box></draw:frame></text:p>
      <text:p text:style-name="P5"/>
      <text:p text:style-name="P5"/>
      <text:p text:style-name="P5"/>
      <text:p text:style-name="P1"><text:span text:style-name="T8">Санкт-Петербург</text:span></text:p>
      <text:p text:style-name="P1"><text:span text:style-name="T8">2016</text:span><text:bookmark text:name="_GoBack"/></text:p>
      <text:h text:style-name="P24" text:outline-level="1"><text:bookmark-start text:name="_Toc467687451"/><text:span text:style-name="T18">Цель работы</text:span><text:bookmark-end text:name="_Toc467687451"/></text:h>
      <text:p text:style-name="P16"><text:span text:style-name="T7">Написание программы с использованием указателей</text:span></text:p>
      <text:p text:style-name="P18"/>
      <text:h text:style-name="P23" text:outline-level="1"><text:bookmark-start text:name="_Toc467687452"/><text:span text:style-name="T18">Задание</text:span><text:bookmark-end text:name="_Toc467687452"/></text:h>
      <text:p text:style-name="P16"><text:span text:style-name="T6">Напишите программу, которая форматирует некоторый текст и выводит результат на консоль.</text:span></text:p>
      <text:p text:style-name="P17"/>
      <text:p text:style-name="P16"><text:span text:style-name="T10">На вход</text:span><text:span text:style-name="T5"> </text:span><text:span text:style-name="T6">программе подается текст, который заканчивается предложением "</text:span><text:span text:style-name="T14">Dragon flew away!".</text:span></text:p>
      <text:p text:style-name="P20"><text:span text:style-name="T6">Предложение (кроме последнего) может заканчиваться на</text:span></text:p>
      <text:list xml:id="list8245162427972879830" text:style-name="WWNum1">
        <text:list-item>
          <text:p text:style-name="P12"><text:span text:style-name="T5">.</text:span><text:span text:style-name="T6"> (точка)</text:span></text:p>
        </text:list-item>
        <text:list-item>
          <text:p text:style-name="P12"><text:span text:style-name="T5">; </text:span><text:span text:style-name="T6">(точка с запятой) </text:span></text:p>
        </text:list-item>
        <text:list-item>
          <text:p text:style-name="P12"><text:span text:style-name="T5">? </text:span><text:span text:style-name="T6">(вопросительный знак)</text:span></text:p>
        </text:list-item>
      </text:list>
      <text:p text:style-name="P21"/>
      <text:p text:style-name="P20"><text:span text:style-name="T6">Программа должна изменить и вывести текст следующим образом:</text:span></text:p>
      <text:list xml:id="list4539781294052175264" text:style-name="WWNum2">
        <text:list-item>
          <text:p text:style-name="P13"><text:span text:style-name="T6">Все предложения, которые заканчиваются на '?' должны быть удалены.</text:span></text:p>
        </text:list-item>
        <text:list-item>
          <text:p text:style-name="P13"><text:span text:style-name="T6">Каждое предложение должно начинаться с новой строки. </text:span></text:p>
        </text:list-item>
        <text:list-item>
          <text:p text:style-name="P13"><text:span text:style-name="T6">Табуляция в начале предложения должна быть удалена.</text:span></text:p>
        </text:list-item>
        <text:list-item>
          <text:p text:style-name="P13"><text:span text:style-name="T6">Текст должен заканчиваться фразой "Количество предложений до n и количество предложений после m", где n - количество предложений в изначальном тексте (без учета терминального предложения "Dragon flew away!") и m - количество предложений в отформатированном тексте (без учета предложения про количество из данного пункта).</text:span></text:p>
        </text:list-item>
      </text:list>
      <text:p text:style-name="P7"/>
      <text:h text:style-name="Heading_20_1" text:outline-level="1"><text:bookmark-start text:name="_Toc467687453"/><text:span text:style-name="T18">Содержание</text:span><text:bookmark-end text:name="_Toc467687453"/></text:h>
      <text:p text:style-name="P14"/>
      <text:p text:style-name="Standard"><text:span text:style-name="T12">#include "stdio.h" //updated_version_2.0 (using_dinamic_arrays, minor_bug_fixes)</text:span></text:p>
      <text:p text:style-name="P8"/>
      <text:p text:style-name="Standard"><text:span text:style-name="T12">void</text:span><text:span text:style-name="T14"> </text:span><text:span text:style-name="T12">print</text:span><text:span text:style-name="T14">(</text:span><text:span text:style-name="T12">char</text:span><text:span text:style-name="T14">* </text:span><text:span text:style-name="T12">a</text:span><text:span text:style-name="T14">, </text:span><text:span text:style-name="T12">int</text:span><text:span text:style-name="T14"> </text:span><text:span text:style-name="T12">len</text:span><text:span text:style-name="T14">)<text:tab/> </text:span><text:span text:style-name="T15">//Описание функции, выводящей элементы буфера</text:span></text:p>
      <text:p text:style-name="Standard"><text:span text:style-name="T12">{<text:tab/>for (int i = (a[0] == ' ') ? 1 : 0; i &lt; len; i++)</text:span></text:p>
      <text:p text:style-name="Standard"><text:span text:style-name="T12"><text:tab/><text:tab/>printf("%c", a[i]);<text:tab/><text:tab/></text:span><text:span text:style-name="T13">//</text:span><text:span text:style-name="T15">Вывод</text:span><text:span text:style-name="T13"> </text:span><text:span text:style-name="T15">буфера</text:span></text:p>
      <text:p text:style-name="Standard"><text:span text:style-name="T12">}</text:span></text:p>
      <text:p text:style-name="Standard"><text:span text:style-name="T12">int main(){</text:span></text:p>
      <text:p text:style-name="Standard"><text:span text:style-name="T12"><text:tab/>char c; </text:span></text:p>
      <text:p text:style-name="Standard"><text:span text:style-name="T12"><text:tab/>char* buf=NULL;</text:span></text:p>
      <text:p text:style-name="Standard"><text:span text:style-name="T12"><text:tab/>int m = 0, n = 0, len = 0, i = 0;</text:span></text:p>
      <text:p text:style-name="Standard"><text:span text:style-name="T12"><text:tab/>while ((c = getchar()) != </text:span><text:span text:style-name="T14">'!') ) </text:span><text:span text:style-name="T15">//Считывание строки посимвольно до «!»</text:span></text:p>
      <text:p text:style-name="Standard"><text:span text:style-name="T14"><text:tab/></text:span><text:span text:style-name="T12">{</text:span></text:p>
      <text:p text:style-name="Standard"><text:span text:style-name="T12"><text:tab/><text:tab/>switch (c)</text:span></text:p>
      <text:p text:style-name="Standard"><text:span text:style-name="T12"><text:tab/><text:tab/>{</text:span></text:p>
      <text:p text:style-name="Standard"><text:span text:style-name="T12"><text:tab/><text:tab/>case '.': <text:s/>print(buf, len); printf("%c\n", c); i = 0; m++; n++; break;</text:span></text:p>
      <text:p text:style-name="Standard"><text:span text:style-name="T12"><text:tab/><text:tab/>case ';': <text:s/>print(buf, len); printf("%c\n", c); i = 0; m++; n++; break;</text:span></text:p>
      <text:p text:style-name="Standard"><text:span text:style-name="T12"><text:tab/><text:tab/>case '?': <text:s/>i = 0; m++; <text:s/>break;</text:span></text:p>
      <text:p text:style-name="Standard"><text:span text:style-name="T12"><text:tab/><text:tab/>case '\n': i = 0;<text:tab/>break;</text:span></text:p>
      <text:p text:style-name="Standard"><text:span text:style-name="T12"><text:tab/><text:tab/>case '\t': i = 0;<text:tab/>break;</text:span></text:p>
      <text:p text:style-name="Standard"><text:soft-page-break/><text:span text:style-name="T12"><text:tab/><text:tab/>default</text:span><text:span text:style-name="T14">: </text:span><text:span text:style-name="T15">//Запись в буфер символа, если это не «;», «.», «?», «\t», «\</text:span><text:span text:style-name="T13">n</text:span><text:span text:style-name="T15">»</text:span></text:p>
      <text:p text:style-name="P9"/>
      <text:p text:style-name="Standard"><text:span text:style-name="T14"><text:tab/><text:tab/></text:span><text:span text:style-name="T12">{</text:span></text:p>
      <text:p text:style-name="Standard"><text:span text:style-name="T12"><text:tab/><text:tab/><text:tab/>len = ++i;</text:span></text:p>
      <text:p text:style-name="Standard"><text:span text:style-name="T12"><text:tab/><text:tab/><text:tab/>buf</text:span><text:span text:style-name="T14"> = (</text:span><text:span text:style-name="T12">char</text:span><text:span text:style-name="T14">*)</text:span><text:span text:style-name="T12">realloc</text:span><text:span text:style-name="T14">(</text:span><text:span text:style-name="T12">buf</text:span><text:span text:style-name="T14">, </text:span><text:span text:style-name="T12">i</text:span><text:span text:style-name="T14"> * </text:span><text:span text:style-name="T12">sizeof</text:span><text:span text:style-name="T14">(</text:span><text:span text:style-name="T12">char</text:span><text:span text:style-name="T14">)); <text:tab/></text:span><text:span text:style-name="T6"><text:tab/><text:tab/><text:tab/></text:span><text:span text:style-name="T15">//Выделение памяти на новый символ</text:span></text:p>
      <text:p text:style-name="P9"/>
      <text:p text:style-name="Standard"><text:span text:style-name="T14"><text:tab/><text:tab/><text:tab/>buf[i - 1] = c; </text:span></text:p>
      <text:p text:style-name="Standard"><text:span text:style-name="T14"><text:tab/><text:tab/>}</text:span></text:p>
      <text:p text:style-name="Standard"><text:span text:style-name="T14"><text:tab/><text:tab/>}</text:span></text:p>
      <text:p text:style-name="Standard"><text:span text:style-name="T14"><text:tab/>}</text:span></text:p>
      <text:p text:style-name="Standard"><text:span text:style-name="T14"><text:tab/>printf("Количество предложений до %d и количество предложений после %d", m, n); );<text:tab/> </text:span><text:span text:style-name="T15">//Вывод результата подсчета предложений</text:span></text:p>
      <text:p text:style-name="Standard"><text:span text:style-name="T14"><text:tab/>return 0;</text:span></text:p>
      <text:p text:style-name="Standard"><text:span text:style-name="T14">}</text:span></text:p>
      <text:p text:style-name="P9"/>
      <text:p text:style-name="P3"/>
      <text:h text:style-name="Heading_20_1" text:outline-level="1"><text:bookmark-start text:name="_Toc467687454"/><text:span text:style-name="T18">Вывод</text:span><text:bookmark-end text:name="_Toc467687454"/></text:h>
      <text:p text:style-name="P19"><text:span text:style-name="T7">Выполнив данную работу я закрепил умения использовать указатели на практик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OC_20_Heading" style:display-name="TOC Heading" style:family="paragraph" style:parent-style-name="Heading_20_1" style:default-outline-level="">
      <style:paragraph-properties fo:line-height="108%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4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4</meta:editing-cycles>
    <meta:creation-date>2016-11-03T21:28:00</meta:creation-date>
    <dc:date>2016-11-24T10:41:36.930999041</dc:date>
    <meta:editing-duration>PT20M10S</meta:editing-duration>
    <meta:generator>LibreOffice/5.2.2.2.0$Linux_X86_64 LibreOffice_project/20m0$Build-2</meta:generator>
    <meta:document-statistic meta:table-count="1" meta:image-count="0" meta:object-count="0" meta:page-count="3" meta:paragraph-count="61" meta:word-count="347" meta:character-count="2281" meta:non-whitespace-character-count="194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